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SetDynaClass.getObjectFromResultSe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DynaClass.ResultSetDynaClass( ResultSet result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DynaClass.ResultSetDynaClass( ResultSet resultSet , boolean lowerCa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DynaClass.getResul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DynaClass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DynaClass.loadClass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